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063in" table:align="left"/>
    </style:style>
    <style:style style:name="Table1.A" style:family="table-column">
      <style:table-column-properties style:column-width="2.1875in"/>
    </style:style>
    <style:style style:name="Table1.B" style:family="table-column">
      <style:table-column-properties style:column-width="1.2792in"/>
    </style:style>
    <style:style style:name="Table1.C" style:family="table-column">
      <style:table-column-properties style:column-width="2.0333in"/>
    </style:style>
    <style:style style:name="Table1.D" style:family="table-column">
      <style:table-column-properties style:column-width="1.406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rebuchet MS"/>
    </style:style>
    <style:style style:name="P2" style:family="paragraph" style:parent-style-name="Standard">
      <style:paragraph-properties fo:text-align="start" style:justify-single-word="false"/>
      <style:text-properties style:font-name="Trebuchet MS"/>
    </style:style>
    <style:style style:name="P3" style:family="paragraph" style:parent-style-name="Standard">
      <style:paragraph-properties fo:text-align="center" style:justify-single-word="false"/>
      <style:text-properties style:font-name="Trebuchet M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rebuchet MS"/>
    </style:style>
    <style:style style:name="P5" style:family="paragraph" style:parent-style-name="Standard">
      <style:paragraph-properties fo:text-align="center" style:justify-single-word="false"/>
      <style:text-properties style:font-name="Trebuchet MS" fo:font-weight="bold" style:font-weight-asian="bold" style:font-weight-complex="bold"/>
    </style:style>
    <style:style style:name="P6" style:family="paragraph" style:parent-style-name="Standard">
      <style:paragraph-properties fo:text-align="start" style:justify-single-word="false"/>
      <style:text-properties style:font-name="Trebuchet MS" fo:font-weight="bold" style:font-weight-asian="bold" style:font-weight-complex="bold"/>
    </style:style>
    <style:style style:name="P7" style:family="paragraph" style:parent-style-name="Standard">
      <style:paragraph-properties fo:text-align="start" style:justify-single-word="false"/>
      <style:text-properties style:font-name="Trebuchet MS" fo:font-weight="normal" style:font-weight-asian="normal" style:font-weight-complex="normal"/>
    </style:style>
    <style:style style:name="P8" style:family="paragraph" style:parent-style-name="Table_20_Contents">
      <style:paragraph-properties fo:text-align="start" style:justify-single-word="false"/>
      <style:text-properties style:font-name="Trebuchet MS"/>
    </style:style>
    <style:style style:name="P9" style:family="paragraph" style:parent-style-name="Table_20_Contents">
      <style:paragraph-properties fo:text-align="center" style:justify-single-word="false"/>
      <style:text-properties style:font-name="Trebuchet MS"/>
    </style:style>
    <style:style style:name="P10" style:family="paragraph" style:parent-style-name="Table_20_Contents">
      <style:paragraph-properties fo:text-align="center" style:justify-single-word="false"/>
      <style:text-properties style:font-name="Trebuchet MS" fo:font-weight="bold" style:font-weight-asian="bold" style:font-weight-complex="bold"/>
    </style:style>
    <style:style style:name="P11" style:family="paragraph" style:parent-style-name="Table_20_Contents">
      <style:paragraph-properties fo:text-align="center" style:justify-single-word="false"/>
      <style:text-properties fo:color="#0099ff" style:font-name="Trebuchet M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1 Project Part 2 Design Report</text:p>
      <text:p text:style-name="P4"><text:span text:style-name="T1"/></text:p>
      <text:p text:style-name="P1"><text:span text:style-name="T4">File Structure:</text:span></text:p>
      <text:p text:style-name="P5"/>
      <table:table table:name="Table2" table:style-name="Table2">
        <table:table-column table:style-name="Table2.A" table:number-columns-repeated="2"/>
        <table:table-row>
          <table:table-cell table:style-name="Table2.A1" office:value-type="string">
            <text:p text:style-name="P11">main.py</text:p>
          </table:table-cell>
          <table:table-cell table:style-name="Table2.B1" office:value-type="string">
            <text:p text:style-name="P9">Used to handle user input and generate the database. All search operations that are defined in the file with the exception of the Indexfile.</text:p>
            <text:p text:style-name="P9"/>
          </table:table-cell>
        </table:table-row>
        <table:table-row>
          <table:table-cell table:style-name="Table2.A2" office:value-type="string">
            <text:p text:style-name="P11">index.py</text:p>
          </table:table-cell>
          <table:table-cell table:style-name="Table2.B2" office:value-type="string">
            <text:p text:style-name="P8">A class file that defines an IndexFile object to be used for the different search and retrieval methods specific to our index implementation. The main file creates an instance of this object, and then performs methods on it using our database and the requested search type.</text:p>
            <text:p text:style-name="P8"/>
          </table:table-cell>
        </table:table-row>
      </table:table>
      <text:p text:style-name="P6"/>
      <text:p text:style-name="P1"><text:span text:style-name="T4"/></text:p>
      <text:p text:style-name="P1"><text:span text:style-name="T4">Implementation:</text:span></text:p>
      <text:p text:style-name="P1"/>
      <text:p text:style-name="P1">For this project our implementation was done i<text:span text:style-name="T2">n </text:span><text:span text:style-name="T3">Python</text:span><text:span text:style-name="T2"> </text:span>and focused on <text:span text:style-name="T1">simplicity and ease</text:span> <text:span text:style-name="T1">of use.</text:span></text:p>
      <text:p text:style-name="P1"/>
      <text:p text:style-name="P1">The user selects BTREE, HASH or INDEXFILE using command line options, and then is presented with six options in the UI:</text:p>
      <text:p text:style-name="P1"/>
      <text:p text:style-name="P1">[1] Create and populate database.</text:p>
      <text:p text:style-name="P1">[2] Retrieve a record with a given key value.</text:p>
      <text:p text:style-name="P1">[3] Retrieve a list of records with a given data value.</text:p>
      <text:p text:style-name="P1">[4] Retrieve a list of records with a given range of key values.</text:p>
      <text:p text:style-name="P1">[5] Destroy Database.</text:p>
      <text:p text:style-name="P1">[6] Exit.</text:p>
      <text:p text:style-name="P1"/>
      <text:p text:style-name="P1">We made the assumption that no duplicate keys were used. The database is destroyed on exit, regardless if option five is chosen.</text:p>
      <text:p text:style-name="P1"/>
      <text:p text:style-name="P1">For the index file, we optimized it in a couple of ways. </text:p>
      <text:p text:style-name="P1"/>
      <text:p text:style-name="P1">When searching by key value, it uses a BTREE since there’s no noticeable difference in speed between it or a HASH database. </text:p>
      <text:p text:style-name="P1"/>
      <text:p text:style-name="P1"/>
      <text:p text:style-name="P1">For performing a data value search, we use a HASH database where the keys and data are <text:soft-page-break/>inversed, so that when we search for data we can essentially perform a key search, vastly improving search times since a key search is faster than a traditional data search. </text:p>
      <text:p text:style-name="P1"/>
      <text:p text:style-name="P1">Lastly, for range value search we determined BTREE was faster than HASH so Index File uses the same approach for range search as BTREE. </text:p>
      <text:p text:style-name="P1"/>
      <text:p text:style-name="P1"/>
      <text:p text:style-name="P1"><text:span text:style-name="T4"/></text:p>
      <text:p text:style-name="P1"><text:span text:style-name="T4">Test Results (in Microseconds):</text:span></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Operation</text:p>
          </table:table-cell>
          <table:table-cell table:style-name="Table1.A1" office:value-type="string">
            <text:p text:style-name="P10">BTREE</text:p>
          </table:table-cell>
          <table:table-cell table:style-name="Table1.A1" office:value-type="string">
            <text:p text:style-name="P10">HASH</text:p>
          </table:table-cell>
          <table:table-cell table:style-name="Table1.D1" office:value-type="string">
            <text:p text:style-name="P10">INDEXFILE</text:p>
          </table:table-cell>
        </table:table-row>
        <table:table-row>
          <table:table-cell table:style-name="Table1.A2" office:value-type="string">
            <text:p text:style-name="P10">Retrieve_Key</text:p>
          </table:table-cell>
          <table:table-cell table:style-name="Table1.A2" office:value-type="string">
            <text:p text:style-name="P9">0</text:p>
            <text:p text:style-name="P9">0</text:p>
            <text:p text:style-name="P9">0</text:p>
            <text:p text:style-name="P9">0</text:p>
          </table:table-cell>
          <table:table-cell table:style-name="Table1.A2" office:value-type="string">
            <text:p text:style-name="P9">0</text:p>
            <text:p text:style-name="P9">0</text:p>
            <text:p text:style-name="P9">0</text:p>
            <text:p text:style-name="P9">0</text:p>
          </table:table-cell>
          <table:table-cell table:style-name="Table1.D2" office:value-type="string">
            <text:p text:style-name="P9">0</text:p>
            <text:p text:style-name="P9">0</text:p>
            <text:p text:style-name="P9">0</text:p>
            <text:p text:style-name="P9">0</text:p>
          </table:table-cell>
        </table:table-row>
        <table:table-row>
          <table:table-cell table:style-name="Table1.A2" office:value-type="string">
            <text:p text:style-name="P10">Retrieve_Data</text:p>
          </table:table-cell>
          <table:table-cell table:style-name="Table1.A2" office:value-type="string">
            <text:p text:style-name="P9">1, 859, 999<text:line-break/>1, 860, 000</text:p>
            <text:p text:style-name="P9">1, 900, 000</text:p>
            <text:p text:style-name="P9">1, 870, 000</text:p>
            <text:p text:style-name="P9"/>
          </table:table-cell>
          <table:table-cell table:style-name="Table1.A2" office:value-type="string">
            <text:p text:style-name="P9">1, 969, 999</text:p>
            <text:p text:style-name="P9">1, 979, 999</text:p>
            <text:p text:style-name="P9">1, 960, 000</text:p>
            <text:p text:style-name="P9">1, 969, 999</text:p>
          </table:table-cell>
          <table:table-cell table:style-name="Table1.D2" office:value-type="string">
            <text:p text:style-name="P9">0</text:p>
            <text:p text:style-name="P9">0</text:p>
            <text:p text:style-name="P9">0</text:p>
            <text:p text:style-name="P9">0</text:p>
          </table:table-cell>
        </table:table-row>
        <table:table-row>
          <table:table-cell table:style-name="Table1.A2" office:value-type="string">
            <text:p text:style-name="P10">Retrieve_Range (# Results)</text:p>
          </table:table-cell>
          <table:table-cell table:style-name="Table1.A2" office:value-type="string">
            <text:p text:style-name="P9">269, 999 (160)</text:p>
            <text:p text:style-name="P9">269, 999 (154)</text:p>
            <text:p text:style-name="P9">269, 999 (150)</text:p>
            <text:p text:style-name="P9">280, 000 (139)</text:p>
          </table:table-cell>
          <table:table-cell table:style-name="Table1.A2" office:value-type="string">
            <text:p text:style-name="P9">410, 000 (160)</text:p>
            <text:p text:style-name="P9">399, 999 (150)</text:p>
            <text:p text:style-name="P9">399, 999 (149)</text:p>
            <text:p text:style-name="P9">410, 000 (141)</text:p>
          </table:table-cell>
          <table:table-cell table:style-name="Table1.D2" office:value-type="string">
            <text:p text:style-name="P9">269, 999 (130)</text:p>
            <text:p text:style-name="P9">270, 000 (145)</text:p>
            <text:p text:style-name="P9">269, 999 (152)</text:p>
            <text:p text:style-name="P9">269, 999 (148)</text:p>
            <text:p text:style-name="P9"/>
            <text:p text:style-name="P9"/>
          </table:table-cell>
        </table:table-row>
      </table:table>
      <text:p text:style-name="P1"/>
      <text:p text:style-name="P1"/>
      <text:p text:style-name="P6"/>
      <text:p text:style-name="P6">Analysis &amp; Conclusion:</text:p>
      <text:p text:style-name="P6"/>
      <text:p text:style-name="P7">Based on our results, we determined that a BTREE is almost always faster than a HASH tree for searching. We also determined that reversing key and data values in a separate but identical DB allows us to perform Data searches substantially faster than we otherwise would. (We used this strategy in our Index File)</text:p>
      <text:p text:style-name="P7"/>
      <text:p text:style-name="P7">To conclude, our Index File attempts to take the fastest approach to any of the given options based on what we’ve deemed most eff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By: Aedan Burnett &amp; Thomas Curnow</text:p>
        <text:p text:style-name="Footer"><text:tab/><text:tab/>Course: CMPUT 29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edan Burnett</meta:initial-creator>
    <meta:creation-date>2014-11-29T20:55:48</meta:creation-date>
    <dc:date>2014-12-02T17:06:32</dc:date>
    <dc:creator>Aedan Burnett</dc:creator>
    <meta:editing-duration>PT4H22M3S</meta:editing-duration>
    <meta:editing-cycles>32</meta:editing-cycles>
    <meta:generator>LibreOffice/3.5$Linux_X86_64 LibreOffice_project/350m1$Build-2</meta:generator>
    <meta:printed-by>Aedan Burnett</meta:printed-by>
    <meta:print-date>2014-12-02T16:52:58</meta:print-date>
    <meta:document-statistic meta:table-count="2" meta:image-count="0" meta:object-count="0" meta:page-count="2" meta:paragraph-count="68" meta:word-count="468" meta:character-count="2545" meta:non-whitespace-character-count="2137"/>
  </office:meta>
</office:document-meta>
</file>